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 Medium" svg:font-family="'Inter Medium'" style:font-pitch="variable"/>
    <style:font-face style:name="Roboto Mono Light for Powerline" svg:font-family="'Roboto Mono Light for Powerline'" style:font-adornments="Light" style:font-pitch="variable"/>
    <style:font-face style:name="Roboto Mono Medium for Powerline" svg:font-family="'Roboto Mono Medium for Powerlin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Inter Medium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font-name="Inter Medium" fo:font-size="10pt" style:font-size-asian="10pt" style:font-size-complex="10pt"/>
    </style:style>
    <style:style style:name="ce3" style:family="table-cell" style:parent-style-name="Default">
      <style:text-properties style:font-name="Inter Medium" fo:font-size="10pt" style:font-size-asian="10pt" style:font-size-complex="10pt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font-name="Inter Medium"/>
    </style:style>
    <style:style style:name="ce5" style:family="table-cell" style:parent-style-name="Default">
      <style:text-properties style:font-name="Inter Medium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Inter Medium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Inter Medium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Inter Medium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Inter Mediu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Inter Mediu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" table:default-cell-style-name="ce10"/>
        <table:table-column table:style-name="co3" table:default-cell-style-name="ce10"/>
        <table:table-column table:style-name="co2" table:default-cell-style-name="ce10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7" office:value-type="string" calcext:value-type="string">
            <text:p>3NN</text:p>
          </table:table-cell>
          <table:table-cell table:style-name="ce7" office:value-type="string" calcext:value-type="string">
            <text:p>5NN</text:p>
          </table:table-cell>
          <table:table-cell table:style-name="ce7" office:value-type="string" calcext:value-type="string">
            <text:p>J48</text:p>
          </table:table-cell>
          <table:table-cell table:style-name="ce7" office:value-type="string" calcext:value-type="string">
            <text:p>Random Forest</text:p>
          </table:table-cell>
          <table:table-cell table:style-name="ce7" office:value-type="string" calcext:value-type="string">
            <text:p>PART</text:p>
          </table:table-cell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Accuracy KS</text:p>
          </table:table-cell>
          <table:table-cell table:style-name="ce8" office:value-type="float" office:value="61.3333" calcext:value-type="float">
            <text:p>61.3333</text:p>
          </table:table-cell>
          <table:table-cell table:style-name="ce8" office:value-type="float" office:value="60.7407" calcext:value-type="float">
            <text:p>60.7407</text:p>
          </table:table-cell>
          <table:table-cell table:number-columns-repeated="2" table:style-name="ce8" office:value-type="float" office:value="50.6667" calcext:value-type="float">
            <text:p>50.6667</text:p>
          </table:table-cell>
          <table:table-cell table:style-name="ce8"/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Kappa KS</text:p>
          </table:table-cell>
          <table:table-cell table:style-name="ce9" office:value-type="float" office:value="0.501" calcext:value-type="float">
            <text:p>0.501</text:p>
          </table:table-cell>
          <table:table-cell table:style-name="ce9" office:value-type="float" office:value="0.4937" calcext:value-type="float">
            <text:p>0.4937</text:p>
          </table:table-cell>
          <table:table-cell table:number-columns-repeated="2" table:style-name="ce9" office:value-type="float" office:value="0.3635" calcext:value-type="float">
            <text:p>0.3635</text:p>
          </table:table-cell>
          <table:table-cell table:style-name="ce9"/>
          <table:table-cell table:style-name="ce3" table:number-columns-repeated="4"/>
        </table:table-row>
        <table:table-row table:style-name="ro1">
          <table:table-cell office:value-type="string" calcext:value-type="string">
            <text:p>Accuracy KO</text:p>
          </table:table-cell>
          <table:table-cell office:value-type="float" office:value="55.7692" calcext:value-type="float">
            <text:p>55.7692</text:p>
          </table:table-cell>
          <table:table-cell office:value-type="float" office:value="56.044" calcext:value-type="float">
            <text:p>56.044</text:p>
          </table:table-cell>
          <table:table-cell table:number-columns-repeated="2" office:value-type="float" office:value="54.9451" calcext:value-type="float">
            <text:p>54.945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Kappa KO</text:p>
          </table:table-cell>
          <table:table-cell table:style-name="ce11" office:value-type="float" office:value="0.4087" calcext:value-type="float">
            <text:p>0.4087</text:p>
          </table:table-cell>
          <table:table-cell table:style-name="ce11" office:value-type="float" office:value="0.4151" calcext:value-type="float">
            <text:p>0.4151</text:p>
          </table:table-cell>
          <table:table-cell table:number-columns-repeated="2" table:style-name="ce11" office:value-type="float" office:value="0.4198" calcext:value-type="float">
            <text:p>0.4198</text:p>
          </table:table-cell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Accuracy TS</text:p>
          </table:table-cell>
          <table:table-cell office:value-type="float" office:value="69.8851" calcext:value-type="float">
            <text:p>69.8851</text:p>
          </table:table-cell>
          <table:table-cell office:value-type="float" office:value="69.6552" calcext:value-type="float">
            <text:p>69.6552</text:p>
          </table:table-cell>
          <table:table-cell table:number-columns-repeated="2" office:value-type="float" office:value="60.6897" calcext:value-type="float">
            <text:p>60.6897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Kappa TS</text:p>
          </table:table-cell>
          <table:table-cell table:style-name="ce11" office:value-type="float" office:value="0.5678" calcext:value-type="float">
            <text:p>0.5678</text:p>
          </table:table-cell>
          <table:table-cell table:style-name="ce11" office:value-type="float" office:value="0.5622" calcext:value-type="float">
            <text:p>0.5622</text:p>
          </table:table-cell>
          <table:table-cell table:number-columns-repeated="2" table:style-name="ce11" office:value-type="float" office:value="0.4407" calcext:value-type="float">
            <text:p>0.4407</text:p>
          </table:table-cell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Accuracy TO</text:p>
          </table:table-cell>
          <table:table-cell office:value-type="float" office:value="60.7053" calcext:value-type="float">
            <text:p>60.7053</text:p>
          </table:table-cell>
          <table:table-cell office:value-type="float" office:value="59.068" calcext:value-type="float">
            <text:p>59.068</text:p>
          </table:table-cell>
          <table:table-cell office:value-type="float" office:value="62.4685" calcext:value-type="float">
            <text:p>62.4685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Kappa KO</text:p>
          </table:table-cell>
          <table:table-cell table:style-name="ce11" office:value-type="float" office:value="0.4195" calcext:value-type="float">
            <text:p>0.4195</text:p>
          </table:table-cell>
          <table:table-cell table:style-name="ce11" office:value-type="float" office:value="0.3893" calcext:value-type="float">
            <text:p>0.3893</text:p>
          </table:table-cell>
          <table:table-cell table:style-name="ce11" office:value-type="float" office:value="0.4487" calcext:value-type="float">
            <text:p>0.4487</text:p>
          </table:table-cell>
          <table:table-cell table:style-name="ce11" table:number-columns-repeated="2"/>
          <table:table-cell table:number-columns-repeated="4"/>
        </table:table-row>
        <table:table-row table:style-name="ro1">
          <table:table-cell table:style-name="ce6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 Medium" svg:font-family="'Inter Medium'" style:font-pitch="variable"/>
    <style:font-face style:name="Roboto Mono Light for Powerline" svg:font-family="'Roboto Mono Light for Powerline'" style:font-adornments="Light" style:font-pitch="variable"/>
    <style:font-face style:name="Roboto Mono Medium for Powerline" svg:font-family="'Roboto Mono Medium for Powerlin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5:54:45.960133183</meta:creation-date>
    <dc:date>2022-03-22T16:36:17.944714161</dc:date>
    <meta:editing-duration>PT10M31S</meta:editing-duration>
    <meta:editing-cycles>1</meta:editing-cycles>
    <meta:document-statistic meta:table-count="1" meta:cell-count="44" meta:object-count="0"/>
    <meta:generator>LibreOffice/6.4.7.2$Linux_X86_64 LibreOffice_project/40$Build-2</meta:generator>
  </office:meta>
</office:document-meta>
</file>